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916100000B0F00000A5654E768203CE74745.svg" manifest:media-type="image/svg+xml"/>
  <manifest:file-entry manifest:full-path="Pictures/100002010000006B000000643C25ABCD59A3611D.png" manifest:media-type="image/png"/>
  <manifest:file-entry manifest:full-path="Pictures/100002010000006B00000064C7564DA50CE9E6DB.png" manifest:media-type="image/png"/>
  <manifest:file-entry manifest:full-path="Pictures/10000F3400000B0F00000A56B6DAADA830B00037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72cm" fo:min-width="1.19cm"/>
    </style:style>
    <style:style style:name="gr3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5cm" svg:height="5cm" svg:x="11.62cm" svg:y="1.59cm">
          <draw:image xlink:href="Pictures/1000916100000B0F00000A5654E768203CE74745.svg" xlink:type="simple" xlink:show="embed" xlink:actuate="onLoad">
            <text:p text:style-name="P1">Métodos </text:p>
            <text:p text:style-name="P1">Analíticos</text:p>
          </draw:image>
          <draw:image xlink:href="Pictures/100002010000006B000000643C25ABCD59A3611D.png" xlink:type="simple" xlink:show="embed" xlink:actuate="onLoad"/>
        </draw:frame>
        <draw:frame draw:style-name="gr1" draw:text-style-name="P1" draw:layer="layout" svg:width="7cm" svg:height="7cm" svg:x="10.62cm" svg:y="7.59cm">
          <draw:image xlink:href="Pictures/10000F3400000B0F00000A56B6DAADA830B00037.svg" xlink:type="simple" xlink:show="embed" xlink:actuate="onLoad">
            <text:p text:style-name="P1">Métodos de </text:p>
            <text:p text:style-name="P1">Sintonización De </text:p>
            <text:p text:style-name="P1">Controladores</text:p>
          </draw:image>
          <draw:image xlink:href="Pictures/100002010000006B00000064C7564DA50CE9E6DB.png" xlink:type="simple" xlink:show="embed" xlink:actuate="onLoad"/>
        </draw:frame>
        <draw:frame draw:style-name="gr1" draw:text-style-name="P1" draw:layer="layout" svg:width="5cm" svg:height="5cm" svg:x="11.62cm" svg:y="15.59cm">
          <draw:image xlink:href="Pictures/1000916100000B0F00000A5654E768203CE74745.svg" xlink:type="simple" xlink:show="embed" xlink:actuate="onLoad">
            <text:p text:style-name="P1">Métodos de</text:p>
            <text:p text:style-name="P1">Optimización</text:p>
          </draw:image>
          <draw:image xlink:href="Pictures/100002010000006B000000643C25ABCD59A3611D.png" xlink:type="simple" xlink:show="embed" xlink:actuate="onLoad"/>
        </draw:frame>
        <draw:frame draw:style-name="gr1" draw:text-style-name="P1" draw:layer="layout" svg:width="5cm" svg:height="5cm" svg:x="4.62cm" svg:y="8.59cm">
          <draw:image xlink:href="Pictures/1000916100000B0F00000A5654E768203CE74745.svg" xlink:type="simple" xlink:show="embed" xlink:actuate="onLoad">
            <text:p text:style-name="P1">Métodos </text:p>
            <text:p text:style-name="P1">Adaptativos</text:p>
          </draw:image>
          <draw:image xlink:href="Pictures/100002010000006B000000643C25ABCD59A3611D.png" xlink:type="simple" xlink:show="embed" xlink:actuate="onLoad"/>
        </draw:frame>
        <draw:frame draw:style-name="gr1" draw:text-style-name="P1" draw:layer="layout" svg:width="5cm" svg:height="5cm" svg:x="18.62cm" svg:y="8.59cm">
          <draw:image xlink:href="Pictures/1000916100000B0F00000A5654E768203CE74745.svg" xlink:type="simple" xlink:show="embed" xlink:actuate="onLoad">
            <text:p text:style-name="P1">Métodos </text:p>
            <text:p text:style-name="P1">Heurísticos</text:p>
          </draw:image>
          <draw:image xlink:href="Pictures/100002010000006B000000643C25ABCD59A3611D.png" xlink:type="simple" xlink:show="embed" xlink:actuate="onLoad"/>
        </draw:frame>
        <draw:custom-shape draw:style-name="gr2" draw:text-style-name="P1" draw:layer="layout" svg:width="1.93cm" svg:height="1.94cm" svg:x="4.7cm" svg:y="16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5.9cm" svg:height="5.61cm" svg:x="2.34cm" svg:y="1.36cm">
          <draw:image xlink:href="Pictures/10000F3400000B0F00000A56B6DAADA830B00037.svg" xlink:type="simple" xlink:show="embed" xlink:actuate="onLoad">
            <text:p text:style-name="P1">Métodos </text:p>
            <text:p text:style-name="P1">Analíticos</text:p>
          </draw:image>
          <draw:image xlink:href="Pictures/100002010000006B00000064C7564DA50CE9E6DB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7:43:19.427000000</meta:creation-date>
    <dc:date>2017-08-01T18:37:12.759000000</dc:date>
    <meta:editing-duration>PT14M54S</meta:editing-duration>
    <meta:editing-cycles>3</meta:editing-cycles>
    <meta:generator>LibreOffice/5.2.7.2$Windows_X86_64 LibreOffice_project/2b7f1e640c46ceb28adf43ee075a6e8b8439ed10</meta:generator>
    <meta:document-statistic meta:object-count="7"/>
  </office:meta>
</office:document-meta>
</file>